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transparent"/>
    </style:style>
    <style:style style:name="P3"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ffffff"/>
    </style:style>
    <style:style style:name="P4"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weight="normal"/>
    </style:style>
    <style:style style:name="P5"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style>
    <style:style style:name="P6" style:family="paragraph" style:parent-style-name="Text_20_body" style:list-style-name="L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0" style:family="paragraph" style:parent-style-name="Text_20_body" style:list-style-name="L1">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2d3e5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2d3e5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 style:family="text">
      <style:text-properties style:font-name="Arial" fo:font-size="10.5pt" fo:font-style="normal" fo:font-weight="normal"/>
    </style:style>
    <style:style style:name="T6" style:family="text">
      <style:text-properties fo:font-weight="normal"/>
    </style:style>
    <style:style style:name="T7" style:family="text">
      <style:text-properties style:font-name="Roboto" fo:font-size="12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f2f3e6d-7fff-6ace-3c3d-c1df164dc0bb"/>1) One of the fields on a form contains a text box which accepts numeric values in the range of 18 to 25. Identify the invalid Equivalence class.</text:p>
      <text:p text:style-name="P4"><text:span text:style-name="T1">a)</text:span><text:span text:style-name="T3"> </text:span><text:span text:style-name="T1">17</text:span></text:p>
      <text:p text:style-name="P4"><text:span text:style-name="T1">b)</text:span><text:span text:style-name="T3"> </text:span><text:span text:style-name="T1">19</text:span></text:p>
      <text:p text:style-name="P4"><text:span text:style-name="T1">c)</text:span><text:span text:style-name="T3"> </text:span><text:span text:style-name="T1">24</text:span></text:p>
      <text:p text:style-name="P4"><text:span text:style-name="T1">d)</text:span><text:span text:style-name="T3"> </text:span><text:span text:style-name="T1">21</text:span></text:p>
      <text:p text:style-name="P1">Ans: a</text:p>
      <text:p text:style-name="P5"> </text:p>
      <text:p text:style-name="P1">2) Input Box should accept the Number 1 to 10. Identify Eq1) One of the fields on a form contains a text box which accepts numeric values in the range of 18 to 25. Identify the invalid Equivalence class.</text:p>
      <text:p text:style-name="P5"> </text:p>
      <text:p text:style-name="P4"><text:span text:style-name="T1">a)</text:span><text:span text:style-name="T3"> </text:span><text:span text:style-name="T1">17</text:span></text:p>
      <text:p text:style-name="P5"> </text:p>
      <text:p text:style-name="P4"><text:span text:style-name="T1">b)</text:span><text:span text:style-name="T3"> </text:span><text:span text:style-name="T1">19</text:span></text:p>
      <text:p text:style-name="P5"> </text:p>
      <text:p text:style-name="P4"><text:span text:style-name="T1">c)</text:span><text:span text:style-name="T3"> </text:span><text:span text:style-name="T1">24</text:span></text:p>
      <text:p text:style-name="P5"> </text:p>
      <text:p text:style-name="P4"><text:span text:style-name="T1">d)</text:span><text:span text:style-name="T3"> </text:span><text:span text:style-name="T1">21</text:span></text:p>
      <text:p text:style-name="P5"> </text:p>
      <text:p text:style-name="P1">Ans: a</text:p>
      <text:p text:style-name="P5"> </text:p>
      <text:p text:style-name="P1">2) Input Box should accept the Number 1 to 10. Identify Equivalence partitioning and Boundary values for testing</text:p>
      <text:p text:style-name="P5"> </text:p>
      <text:p text:style-name="P1">Ans:</text:p>
      <text:p text:style-name="P5"> </text:p>
      <text:p text:style-name="P1">Equivalence partitioning</text:p>
      <text:p text:style-name="P5"> </text:p>
      <text:p text:style-name="P1">Invalid: &gt;1</text:p>
      <text:p text:style-name="P5"> </text:p>
      <text:p text:style-name="P1">Valid: 1-10</text:p>
      <text:p text:style-name="P5"> </text:p>
      <text:p text:style-name="P1">Invalid: 11-100</text:p>
      <text:p text:style-name="P5"> </text:p>
      <text:p text:style-name="P1">Boundary values</text:p>
      <text:p text:style-name="P5"> </text:p>
      <text:p text:style-name="P2"> <text:span text:style-name="T5">1, 2, 5, 9, 10</text:span></text:p>
      <text:p text:style-name="P5"> </text:p>
      <text:p text:style-name="P1">3) Why Equivalence &amp; Boundary Analysis Testing is used?</text:p>
      <text:p text:style-name="P5"> </text:p>
      <text:p text:style-name="P1"><text:soft-page-break/>Ans:  Practically, due to time and budget considerations, it is not possible to perform exhausting testing for each set of test data, especially when there is a large pool of input combinations.</text:p>
      <text:p text:style-name="P5"> </text:p>
      <text:p text:style-name="P1">We need an easy way or special techniques that can select test cases intelligently from the pool of test-case, such that all test scenarios are covered.</text:p>
      <text:p text:style-name="P5"> </text:p>
      <text:p text:style-name="P1">We use two techniques - Equivalence Partitioning &amp; Boundary Value Analysis testing techniques to achieve this.</text:p>
      <text:p text:style-name="P5"> </text:p>
      <text:p text:style-name="P1">This testing is used to reduce a very large number of test cases to manageable chunks.</text:p>
      <text:p text:style-name="P5"> </text:p>
      <text:p text:style-name="P1">Very clear guidelines on determining test cases without compromising on the effectiveness of testing.</text:p>
      <text:p text:style-name="P5"> </text:p>
      <text:p text:style-name="P1">Appropriate for calculation-intensive applications with a large number of variables/inputs</text:p>
      <text:p text:style-name="P5"> </text:p>
      <text:p text:style-name="P5"> </text:p>
      <text:p text:style-name="P5"> </text:p>
      <text:p text:style-name="P5"> </text:p>
      <text:p text:style-name="P1">4) Write Test Cases For This Scenario:</text:p>
      <text:p text:style-name="P2"> <text:span text:style-name="T5">If A Job Fails It Should Get Restarted Again. This Should Happen For Three Times. If It Fails again, then It should quit</text:span></text:p>
      <text:p text:style-name="P5"> </text:p>
      <text:p text:style-name="P5"><text:a xlink:type="simple" xlink:href="https://docs.google.com/spreadsheets/d/1P3Oqlzp2tYTbR1Lcjblbh8zM77A9LCngF4JPWoArsRE/edit#gid=1655578998" text:style-name="Internet_20_link" text:visited-style-name="Visited_20_Internet_20_Link"><text:span text:style-name="T4">https://docs.google.com/spreadsheets/d/1P3Oqlzp2tYTbR1Lcjblbh8zM77A9LCngF4JPWoArsRE/edit#gid=1655578998</text:span></text:a></text:p>
      <text:p text:style-name="P1">Sheet 1</text:p>
      <text:p text:style-name="P5"> </text:p>
      <text:p text:style-name="P1">5) Write The Test Case/scenario For A Login Page?</text:p>
      <text:p text:style-name="P5"> </text:p>
      <text:p text:style-name="P5"><text:a xlink:type="simple" xlink:href="https://docs.google.com/spreadsheets/d/1P3Oqlzp2tYTbR1Lcjblbh8zM77A9LCngF4JPWoArsRE/edit#gid=1655578998" text:style-name="Internet_20_link" text:visited-style-name="Visited_20_Internet_20_Link"><text:span text:style-name="T4">https://docs.google.com/spreadsheets/d/1P3Oqlzp2tYTbR1Lcjblbh8zM77A9LCngF4JPWoArsRE/edit#gid=1655578998</text:span></text:a></text:p>
      <text:p text:style-name="P1">Sheet 3</text:p>
      <text:p text:style-name="P5"> </text:p>
      <text:p text:style-name="P1">6) What Are The Test Cases/scenario For Mouse? (To verify the functionalities of a mouse)</text:p>
      <text:p text:style-name="P5"><text:a xlink:type="simple" xlink:href="https://docs.google.com/spreadsheets/d/1P3Oqlzp2tYTbR1Lcjblbh8zM77A9LCngF4JPWoArsRE/edit#gid=1655578998" text:style-name="Internet_20_link" text:visited-style-name="Visited_20_Internet_20_Link"><text:span text:style-name="T4">https://docs.google.com/spreadsheets/d/1P3Oqlzp2tYTbR1Lcjblbh8zM77A9LCngF4JPWoArsRE/edit#gid=1655578998</text:span></text:a></text:p>
      <text:p text:style-name="P1">Sheet 2</text:p>
      <text:p text:style-name="P5"> </text:p>
      <text:p text:style-name="P1">7) Write test cases/scenarios to verify the functionality of a printer?</text:p>
      <text:p text:style-name="P5"><text:a xlink:type="simple" xlink:href="https://docs.google.com/spreadsheets/d/1P3Oqlzp2tYTbR1Lcjblbh8zM77A9LCngF4JPWoArsRE/edit#gid=1655578998" text:style-name="Internet_20_link" text:visited-style-name="Visited_20_Internet_20_Link"><text:span text:style-name="T4">https://docs.google.com/spreadsheets/d/1P3Oqlzp2tYTbR1Lcjblbh8zM77A9LCngF4JPWoArsRE/edit#gid=1655578998</text:span></text:a></text:p>
      <text:p text:style-name="P1">Sheet 4</text:p>
      <text:p text:style-name="P5"><text:soft-page-break/> </text:p>
      <text:p text:style-name="P1">8) Write down test case/scenarios to list down possible steps to test a smart phone</text:p>
      <text:p text:style-name="P5"><text:a xlink:type="simple" xlink:href="https://docs.google.com/spreadsheets/d/1P3Oqlzp2tYTbR1Lcjblbh8zM77A9LCngF4JPWoArsRE/edit#gid=1655578998" text:style-name="Internet_20_link" text:visited-style-name="Visited_20_Internet_20_Link"><text:span text:style-name="T4">https://docs.google.com/spreadsheets/d/1P3Oqlzp2tYTbR1Lcjblbh8zM77A9LCngF4JPWoArsRE/edit#gid=1655578998</text:span></text:a></text:p>
      <text:p text:style-name="P1">Sheet 5</text:p>
      <text:p text:style-name="P5"> </text:p>
      <text:p text:style-name="P1">9) There is a text box which accepts numbers from 1-10. List down the test data which needs to be tested for Boundary value analysis.</text:p>
      <text:p text:style-name="P5"> </text:p>
      <text:p text:style-name="P1">Ans: </text:p>
      <text:p text:style-name="P5"> </text:p>
      <text:p text:style-name="P1">Min: 1</text:p>
      <text:p text:style-name="P5"> </text:p>
      <text:p text:style-name="P1">Just above Min: 2</text:p>
      <text:p text:style-name="P5"> </text:p>
      <text:p text:style-name="P1">Nominal: 5</text:p>
      <text:p text:style-name="P5"> </text:p>
      <text:p text:style-name="P1">Just below Max: 9</text:p>
      <text:p text:style-name="P5"> </text:p>
      <text:p text:style-name="P1">Max: 10</text:p>
      <text:p text:style-name="P5"> </text:p>
      <text:p text:style-name="P5"> </text:p>
      <text:p text:style-name="P1">10) Suppose you have a bank account that offers variable interest rates:</text:p>
      <text:p text:style-name="P5"> </text:p>
      <text:p text:style-name="P1">5% for the first $1000 credit;</text:p>
      <text:p text:style-name="P5"> </text:p>
      <text:p text:style-name="P1">10% for the next $1000;</text:p>
      <text:p text:style-name="P5"> </text:p>
      <text:p text:style-name="P1">And 15% for the rest.</text:p>
      <text:p text:style-name="P5"> </text:p>
      <text:p text:style-name="P1">If you wanted to check that the bank was handling your account correctly what valid input partitions might you use?</text:p>
      <text:p text:style-name="P5"> </text:p>
      <text:p text:style-name="P1">Ans:</text:p>
      <text:p text:style-name="P5"> </text:p>
      <text:p text:style-name="P1">Equivalence classes for above scenario:</text:p>
      <text:p text:style-name="P5"> </text:p>
      <text:p text:style-name="P1">Valid: $1- $1000 - 5%</text:p>
      <text:p text:style-name="P5"> </text:p>
      <text:p text:style-name="P1">Valid: $1001- $2000 - 10%</text:p>
      <text:p text:style-name="P5"> </text:p>
      <text:p text:style-name="P1"><text:soft-page-break/>Valid: &gt;$2000 - 15%</text:p>
      <text:p text:style-name="P5"> </text:p>
      <text:p text:style-name="P1">Invalid: &lt;$1</text:p>
      <text:p text:style-name="P5"> </text:p>
      <text:p text:style-name="P1">11) A mail order company charges $2.95 postage for deliveries if the package weighs less than 2 kg, $3.95 if the package weighs 2 kg or more but less than 5 kg, and $5 for packages weighing 5 kg or more.</text:p>
      <text:p text:style-name="P5"> </text:p>
      <text:p text:style-name="P1">Generate a set of valid test cases using equivalence partitioning.</text:p>
      <text:p text:style-name="P5"> </text:p>
      <text:p text:style-name="P1">Ans:</text:p>
      <text:p text:style-name="P5"> </text:p>
      <text:p text:style-name="P1">Equivalence partitioning:</text:p>
      <text:p text:style-name="P5"> </text:p>
      <text:p text:style-name="P1">Valid: Weight&lt;2kg - Charge - $2.95</text:p>
      <text:p text:style-name="P5"> </text:p>
      <text:p text:style-name="P1">Valid: 2kg&lt;=Weight&lt;5kg - Charge - $3.95</text:p>
      <text:p text:style-name="P5"> </text:p>
      <text:p text:style-name="P1">Valid: Weight&gt;=5kg - Charge - $5</text:p>
      <text:p text:style-name="P5"> </text:p>
      <text:p text:style-name="P1">Invalid: Weight&lt;0kg</text:p>
      <text:p text:style-name="P5"> </text:p>
      <text:p text:style-name="P2"> </text:p>
      <text:p text:style-name="P5"> </text:p>
      <text:p text:style-name="P1">12) Boiling point of water is at 100 degrees Celsius. Determine the boundary values</text:p>
      <text:p text:style-name="P5"> </text:p>
      <text:p text:style-name="P1">Ans:</text:p>
      <text:p text:style-name="P5"> </text:p>
      <text:p text:style-name="P1">99, 100, 101</text:p>
      <text:p text:style-name="P5"> </text:p>
      <text:p text:style-name="P2"> </text:p>
      <text:p text:style-name="P5"> </text:p>
      <text:p text:style-name="P1">13) Exam pass – for 40 marks; merit at 60 and above; and distinction at 80 and above.</text:p>
      <text:p text:style-name="P5"> </text:p>
      <text:p text:style-name="P1">Determine the boundary values</text:p>
      <text:p text:style-name="P5"> </text:p>
      <text:p text:style-name="P1">Ans:</text:p>
      <text:p text:style-name="P5"> </text:p>
      <text:p text:style-name="P2"> <text:span text:style-name="T5">Pass: 39, 40, 41</text:span></text:p>
      <text:p text:style-name="P5"> </text:p>
      <text:p text:style-name="P2"><text:soft-page-break/> <text:span text:style-name="T5">Merit: 59, 60, 61</text:span></text:p>
      <text:p text:style-name="P5"> </text:p>
      <text:p text:style-name="P2"> <text:span text:style-name="T5">Distinction: 79, 80, 81</text:span></text:p>
      <text:p text:style-name="P5"> </text:p>
      <text:p text:style-name="P2"> </text:p>
      <text:p text:style-name="P5"> </text:p>
      <text:p text:style-name="P1">14) Order numbers on a stock control system can range between 10000 and 99999 inclusive. Which of the following inputs might be a result of designing tests for only valid equivalence classes and valid boundaries:</text:p>
      <text:p text:style-name="P5"> </text:p>
      <text:p text:style-name="P4"><text:span text:style-name="T1">a)</text:span><text:span text:style-name="T3"> </text:span><text:span text:style-name="T1">1000, 5000, 99999</text:span></text:p>
      <text:p text:style-name="P5"> </text:p>
      <text:p text:style-name="P4"><text:span text:style-name="T1">b)</text:span><text:span text:style-name="T3"> </text:span><text:span text:style-name="T1">9999, 50000, 100000</text:span></text:p>
      <text:p text:style-name="P5"> </text:p>
      <text:p text:style-name="P4"><text:span text:style-name="T1">c)</text:span><text:span text:style-name="T3"> </text:span><text:span text:style-name="T1">10000, 50000, 99999</text:span></text:p>
      <text:p text:style-name="P5"> </text:p>
      <text:p text:style-name="P4"><text:span text:style-name="T1">d)</text:span><text:span text:style-name="T3"> </text:span><text:span text:style-name="T1">10000, 99999</text:span></text:p>
      <text:p text:style-name="P5"> </text:p>
      <text:p text:style-name="P4"><text:span text:style-name="T1">e)</text:span><text:span text:style-name="T3"> </text:span><text:span text:style-name="T1">9999, 10000, 50000, 99999, 100000</text:span></text:p>
      <text:p text:style-name="P5"> </text:p>
      <text:p text:style-name="P1">Ans: e</text:p>
      <text:p text:style-name="P5"> </text:p>
      <text:p text:style-name="P1">15) A program validates a numeric field as follows:</text:p>
      <text:p text:style-name="P5"> </text:p>
      <text:p text:style-name="P5"><text:span text:style-name="T3">         </text:span><text:span text:style-name="T2">Values less than 10 are rejected, values between 10 and 21 are accepted, values greater than or equal to 22 are rejected.  which of the following input values cover all of the equivalence partitions?</text:span></text:p>
      <text:p text:style-name="P5"> </text:p>
      <text:p text:style-name="P5"><text:span text:style-name="T3">         </text:span><text:span text:style-name="T2">a. 10,11,21</text:span></text:p>
      <text:p text:style-name="P5"> </text:p>
      <text:p text:style-name="P5"><text:span text:style-name="T3">         </text:span><text:span text:style-name="T2">b.   3,20,21</text:span></text:p>
      <text:p text:style-name="P5"> </text:p>
      <text:p text:style-name="P5"><text:span text:style-name="T3">         </text:span><text:span text:style-name="T2">c.   3,10,22</text:span></text:p>
      <text:p text:style-name="P5"> </text:p>
      <text:p text:style-name="P5"><text:span text:style-name="T3">         </text:span><text:span text:style-name="T2">d. 10,21,22</text:span></text:p>
      <text:p text:style-name="P5"> </text:p>
      <text:p text:style-name="P1">Ans: c</text:p>
      <text:p text:style-name="P5"> </text:p>
      <text:p text:style-name="P2"> </text:p>
      <text:p text:style-name="P5"> </text:p>
      <text:p text:style-name="P1"><text:soft-page-break/>16) Which test cases are written first: white boxes or black boxes?</text:p>
      <text:p text:style-name="P5"> </text:p>
      <text:p text:style-name="P1">Ans: Normally black box test cases are written first and white box test cases later. In order to write black box test cases we need the requirement document and, design or project plan. All these documents are easily available at the initial start of the project. White box test cases cannot be started in the initial phase of the project because they need more architecture clarity which is not available at the start of the project. So normally white box test cases are written after black box test cases are written.</text:p>
      <text:p text:style-name="P5"> </text:p>
      <text:p text:style-name="P1">Black box test cases do not require system understanding but white box testing needs more structural understanding. And structural understanding is clearer in the later part of project, i.e., while executing or designing. For black box testing you need to only analyze from the functional perspective which is easily available from a simple requirement document.</text:p>
      <text:p text:style-name="P5"> </text:p>
      <text:p text:style-name="P2"> </text:p>
      <text:p text:style-name="P5"> </text:p>
      <text:p text:style-name="P1">17) Can you explain requirement traceability and its importance?</text:p>
      <text:p text:style-name="P5"> </text:p>
      <text:p text:style-name="P1">Ans: The term “requirements traceability” refers to the ability to map requirements back to business goals and objectives, and also to map requirements forward to test cases, business processes, software, training materials, and more. The concept is quite simple, really – it’s a way to tie everything together from start to finish, and make sure that end products align with originating goals and objectives.</text:p>
      <text:p text:style-name="P5"> </text:p>
      <text:p text:style-name="P5"> </text:p>
      <text:p text:style-name="P1">Importance:</text:p>
      <text:p text:style-name="P5"> </text:p>
      <text:p text:style-name="P1">Requirement Traceability Matrix helps to link the requirements, test cases, and defects accurately.</text:p>
      <text:p text:style-name="P5"> </text:p>
      <text:p text:style-name="P1">The whole of the application is tested by having requirement traceability (End to End testing of an application is achieved).</text:p>
      <text:p text:style-name="P5"> </text:p>
      <text:p text:style-name="P1">Requirement Traceability Matrix aids for software application getting tested in the stipulated time duration, the scope of the project is well determined and its implementation is achieved as per the customer requirements and needs and cost of the project is well controlled.</text:p>
      <text:p text:style-name="P5"> </text:p>
      <text:p text:style-name="P1">Defect Leakages are prevented as a whole of the application is tested for its requirements.</text:p>
      <text:p text:style-name="P5"> </text:p>
      <text:p text:style-name="P1">1) One of the fields on a form contains a text box which accepts numeric values in the range of 18 to 25. Identify the invalid Equivalence class.</text:p>
      <text:p text:style-name="P5"> </text:p>
      <text:p text:style-name="P4"><text:span text:style-name="T1">a)</text:span><text:span text:style-name="T3"> </text:span><text:span text:style-name="T1">17</text:span></text:p>
      <text:p text:style-name="P5"><text:soft-page-break/> </text:p>
      <text:p text:style-name="P4"><text:span text:style-name="T1">b)</text:span><text:span text:style-name="T3"> </text:span><text:span text:style-name="T1">19</text:span></text:p>
      <text:p text:style-name="P5"> </text:p>
      <text:p text:style-name="P4"><text:span text:style-name="T1">c)</text:span><text:span text:style-name="T3"> </text:span><text:span text:style-name="T1">24</text:span></text:p>
      <text:p text:style-name="P5"> </text:p>
      <text:p text:style-name="P4"><text:span text:style-name="T1">d)</text:span><text:span text:style-name="T3"> </text:span><text:span text:style-name="T1">21</text:span></text:p>
      <text:p text:style-name="P5"> </text:p>
      <text:p text:style-name="P1">Ans: a</text:p>
      <text:p text:style-name="P5"> </text:p>
      <text:p text:style-name="P2"> </text:p>
      <text:p text:style-name="P5"> </text:p>
      <text:p text:style-name="P1">2) Input Box should accept the Number 1 to 10. Identify Equivalence partitioning and Boundary values for testing</text:p>
      <text:p text:style-name="P5"> </text:p>
      <text:p text:style-name="P1">Ans:</text:p>
      <text:p text:style-name="P5"> </text:p>
      <text:p text:style-name="P1">Equivalence partitioning</text:p>
      <text:p text:style-name="P5"> </text:p>
      <text:p text:style-name="P1">Invalid: &gt;1</text:p>
      <text:p text:style-name="P5"> </text:p>
      <text:p text:style-name="P1">Valid: 1-10</text:p>
      <text:p text:style-name="P5"> </text:p>
      <text:p text:style-name="P1">Invalid: 11-100</text:p>
      <text:p text:style-name="P5"> </text:p>
      <text:p text:style-name="P1">Boundary values</text:p>
      <text:p text:style-name="P5"> </text:p>
      <text:p text:style-name="P2"> <text:span text:style-name="T5">1, 2, 5, 9, 10</text:span></text:p>
      <text:p text:style-name="P5"> </text:p>
      <text:p text:style-name="P2"> </text:p>
      <text:p text:style-name="P5"> </text:p>
      <text:p text:style-name="P1">3) Why Equivalence &amp; Boundary Analysis Testing is used?</text:p>
      <text:p text:style-name="P5"> </text:p>
      <text:p text:style-name="P1">Ans:  Practically, due to time and budget considerations, it is not possible to perform exhausting testing for each set of test data, especially when there is a large pool of input combinations.</text:p>
      <text:p text:style-name="P5"> </text:p>
      <text:p text:style-name="P1">We need an easy way or special techniques that can select test cases intelligently from the pool of test-case, such that all test scenarios are covered.</text:p>
      <text:p text:style-name="P5"> </text:p>
      <text:p text:style-name="P1">We use two techniques - Equivalence Partitioning &amp; Boundary Value Analysis testing techniques to achieve this.</text:p>
      <text:p text:style-name="P5"><text:soft-page-break/> </text:p>
      <text:p text:style-name="P1">This testing is used to reduce a very large number of test cases to manageable chunks.</text:p>
      <text:p text:style-name="P5"> </text:p>
      <text:p text:style-name="P1">Very clear guidelines on determining test cases without compromising on the effectiveness of testing.</text:p>
      <text:p text:style-name="P5"> </text:p>
      <text:p text:style-name="P1">Appropriate for calculation-intensive applications with a large number of variables/inputs</text:p>
      <text:p text:style-name="P5"> </text:p>
      <text:p text:style-name="P2"> </text:p>
      <text:p text:style-name="P5"> </text:p>
      <text:p text:style-name="P2"> </text:p>
      <text:p text:style-name="P5"> </text:p>
      <text:p text:style-name="P1">4) Write Test Cases For This Scenario:</text:p>
      <text:p text:style-name="P5"> </text:p>
      <text:p text:style-name="P2"> <text:span text:style-name="T5">If A Job Fails It Should Get Restarted Again. This Should Happen For Three Times. If It Fails again, then It should quit</text:span></text:p>
      <text:p text:style-name="P5"> </text:p>
      <text:p text:style-name="P1">5) Write The Test Case/scenario For A Login Page?</text:p>
      <text:p text:style-name="P5"> </text:p>
      <text:p text:style-name="P1">6) What Are The Test Cases/scenario For Mouse? (To verify the functionalities of a mouse)</text:p>
      <text:p text:style-name="P5"> </text:p>
      <text:p text:style-name="P1">7) Write test cases/scenarios to verify the functionality of a printer?</text:p>
      <text:p text:style-name="P5"> </text:p>
      <text:p text:style-name="P1">8) Write down test case/scenarios to list down possible steps to test a smart phone</text:p>
      <text:p text:style-name="P5"> </text:p>
      <text:p text:style-name="P1">9) There is a text box which accepts numbers from 1-10. List down the test data which needs to be tested for Boundary value analysis.</text:p>
      <text:p text:style-name="P5"> </text:p>
      <text:p text:style-name="P1">Ans: </text:p>
      <text:p text:style-name="P5"> </text:p>
      <text:p text:style-name="P1">Min: 1</text:p>
      <text:p text:style-name="P5"> </text:p>
      <text:p text:style-name="P1">Just above Min: 2</text:p>
      <text:p text:style-name="P5"> </text:p>
      <text:p text:style-name="P1">Nominal: 5</text:p>
      <text:p text:style-name="P5"> </text:p>
      <text:p text:style-name="P1">Just below Max: 9</text:p>
      <text:p text:style-name="P5"> </text:p>
      <text:p text:style-name="P1">Max: 10</text:p>
      <text:p text:style-name="P5"> </text:p>
      <text:p text:style-name="P2"> </text:p>
      <text:p text:style-name="P5"><text:soft-page-break/> </text:p>
      <text:p text:style-name="P1">10) Suppose you have a bank account that offers variable interest rates:</text:p>
      <text:p text:style-name="P5"> </text:p>
      <text:p text:style-name="P1">5% for the first $1000 credit;</text:p>
      <text:p text:style-name="P5"> </text:p>
      <text:p text:style-name="P1">10% for the next $1000;</text:p>
      <text:p text:style-name="P5"> </text:p>
      <text:p text:style-name="P1">And 15% for the rest.</text:p>
      <text:p text:style-name="P5"> </text:p>
      <text:p text:style-name="P1">If you wanted to check that the bank was handling your account correctly what valid input partitions might you use?</text:p>
      <text:p text:style-name="P5"> </text:p>
      <text:p text:style-name="P1">Ans:</text:p>
      <text:p text:style-name="P5"> </text:p>
      <text:p text:style-name="P1">Equivalence classes for above scenario:</text:p>
      <text:p text:style-name="P5"> </text:p>
      <text:p text:style-name="P1">Valid: $1- $1000 - 5%</text:p>
      <text:p text:style-name="P5"> </text:p>
      <text:p text:style-name="P1">Valid: $1001- $2000 - 10%</text:p>
      <text:p text:style-name="P5"> </text:p>
      <text:p text:style-name="P1">Valid: &gt;$2000 - 15%</text:p>
      <text:p text:style-name="P5"> </text:p>
      <text:p text:style-name="P1">Invalid: &lt;$1</text:p>
      <text:p text:style-name="P5"> </text:p>
      <text:p text:style-name="P1">11) A mail order company charges $2.95 postage for deliveries if the package weighs less than 2 kg, $3.95 if the package weighs 2 kg or more but less than 5 kg, and $5 for packages weighing 5 kg or more.</text:p>
      <text:p text:style-name="P5"> </text:p>
      <text:p text:style-name="P1">Generate a set of valid test cases using equivalence partitioning.</text:p>
      <text:p text:style-name="P5"> </text:p>
      <text:p text:style-name="P1">Ans:</text:p>
      <text:p text:style-name="P5"> </text:p>
      <text:p text:style-name="P1">Equivalence partitioning:</text:p>
      <text:p text:style-name="P5"> </text:p>
      <text:p text:style-name="P1">Valid: Weight&lt;2kg - Charge - $2.95</text:p>
      <text:p text:style-name="P5"> </text:p>
      <text:p text:style-name="P1">Valid: 2kg&lt;=Weight&lt;5kg - Charge - $3.95</text:p>
      <text:p text:style-name="P5"> </text:p>
      <text:p text:style-name="P1">Valid: Weight&gt;=5kg - Charge - $5</text:p>
      <text:p text:style-name="P5"> </text:p>
      <text:p text:style-name="P1">Invalid: Weight&lt;0kg</text:p>
      <text:p text:style-name="P5"><text:soft-page-break/> </text:p>
      <text:p text:style-name="P2"> </text:p>
      <text:p text:style-name="P5"> </text:p>
      <text:p text:style-name="P1">12) Boiling point of water is at 100 degrees Celsius. Determine the boundary values</text:p>
      <text:p text:style-name="P5"> </text:p>
      <text:p text:style-name="P1">Ans:</text:p>
      <text:p text:style-name="P5"> </text:p>
      <text:p text:style-name="P1">99, 100, 101</text:p>
      <text:p text:style-name="P5"> </text:p>
      <text:p text:style-name="P2"> </text:p>
      <text:p text:style-name="P5"> </text:p>
      <text:p text:style-name="P1">13) Exam pass – for 40 marks; merit at 60 and above; and distinction at 80 and above.</text:p>
      <text:p text:style-name="P5"> </text:p>
      <text:p text:style-name="P1">Determine the boundary values</text:p>
      <text:p text:style-name="P5"> </text:p>
      <text:p text:style-name="P1">Ans:</text:p>
      <text:p text:style-name="P5"> </text:p>
      <text:p text:style-name="P2"> <text:span text:style-name="T5">Pass: 39, 40, 41</text:span></text:p>
      <text:p text:style-name="P5"> </text:p>
      <text:p text:style-name="P2"> <text:span text:style-name="T5">Merit: 59, 60, 61</text:span></text:p>
      <text:p text:style-name="P5"> </text:p>
      <text:p text:style-name="P2"> <text:span text:style-name="T5">Distinction: 79, 80, 81</text:span></text:p>
      <text:p text:style-name="P5"> </text:p>
      <text:p text:style-name="P2"> </text:p>
      <text:p text:style-name="P5"> </text:p>
      <text:p text:style-name="P1">14) Order numbers on a stock control system can range between 10000 and 99999 inclusive. Which of the following inputs might be a result of designing tests for only valid equivalence classes and valid boundaries:</text:p>
      <text:p text:style-name="P5"> </text:p>
      <text:p text:style-name="P4"><text:span text:style-name="T1">a)</text:span><text:span text:style-name="T3"> </text:span><text:span text:style-name="T1">1000, 5000, 99999</text:span></text:p>
      <text:p text:style-name="P5"> </text:p>
      <text:p text:style-name="P4"><text:span text:style-name="T1">b)</text:span><text:span text:style-name="T3"> </text:span><text:span text:style-name="T1">9999, 50000, 100000</text:span></text:p>
      <text:p text:style-name="P5"> </text:p>
      <text:p text:style-name="P4"><text:span text:style-name="T1">c)</text:span><text:span text:style-name="T3"> </text:span><text:span text:style-name="T1">10000, 50000, 99999</text:span></text:p>
      <text:p text:style-name="P5"> </text:p>
      <text:p text:style-name="P4"><text:span text:style-name="T1">d)</text:span><text:span text:style-name="T3"> </text:span><text:span text:style-name="T1">10000, 99999</text:span></text:p>
      <text:p text:style-name="P5"> </text:p>
      <text:p text:style-name="P4"><text:span text:style-name="T1">e)</text:span><text:span text:style-name="T3"> </text:span><text:span text:style-name="T1">9999, 10000, 50000, 99999, 100000</text:span></text:p>
      <text:p text:style-name="P5"> </text:p>
      <text:p text:style-name="P1"><text:soft-page-break/>Ans: e</text:p>
      <text:p text:style-name="P5"> </text:p>
      <text:p text:style-name="P1">15) A program validates a numeric field as follows:</text:p>
      <text:p text:style-name="P5"> </text:p>
      <text:p text:style-name="P5"><text:span text:style-name="T3">         </text:span><text:span text:style-name="T2">Values less than 10 are rejected, values between 10 and 21 are accepted, values greater than or equal to 22 are rejected.  which of the following input values cover all of the equivalence partitions?</text:span></text:p>
      <text:p text:style-name="P5"> </text:p>
      <text:p text:style-name="P5"><text:span text:style-name="T3">         </text:span><text:span text:style-name="T2">a. 10,11,21</text:span></text:p>
      <text:p text:style-name="P5"> </text:p>
      <text:p text:style-name="P5"><text:span text:style-name="T3">         </text:span><text:span text:style-name="T2">b.   3,20,21</text:span></text:p>
      <text:p text:style-name="P5"> </text:p>
      <text:p text:style-name="P5"><text:span text:style-name="T3">         </text:span><text:span text:style-name="T2">c.   3,10,22</text:span></text:p>
      <text:p text:style-name="P5"> </text:p>
      <text:p text:style-name="P5"><text:span text:style-name="T3">         </text:span><text:span text:style-name="T2">d. 10,21,22</text:span></text:p>
      <text:p text:style-name="P5"> </text:p>
      <text:p text:style-name="P1">Ans: c</text:p>
      <text:p text:style-name="P5"> </text:p>
      <text:p text:style-name="P2"> </text:p>
      <text:p text:style-name="P5"> </text:p>
      <text:p text:style-name="P1">16) Which test cases are written first: white boxes or black boxes?</text:p>
      <text:p text:style-name="P5"> </text:p>
      <text:p text:style-name="P1">Ans: Normally black box test cases are written first and white box test cases later. In order to write black box test cases we need the requirement document and, design or project plan. All these documents are easily available at the initial start of the project. White box test cases cannot be started in the initial phase of the project because they need more architecture clarity which is not available at the start of the project. So normally white box test cases are written after black box test cases are written.</text:p>
      <text:p text:style-name="P5"> </text:p>
      <text:p text:style-name="P1">Black box test cases do not require system understanding but white box testing needs more structural understanding. And structural understanding is clearer in the later part of project, i.e., while executing or designing. For black box testing you need to only analyze from the functional perspective which is easily available from a simple requirement document.</text:p>
      <text:p text:style-name="P5"> </text:p>
      <text:p text:style-name="P2"> </text:p>
      <text:p text:style-name="P5"> </text:p>
      <text:p text:style-name="P1">17) Can you explain requirement traceability and its importance?</text:p>
      <text:p text:style-name="P5"> </text:p>
      <text:p text:style-name="P1">Ans: The term “requirements traceability” refers to the ability to map requirements back to business goals and objectives, and also to map requirements forward to test cases, business processes, software, training materials, and more. The concept is quite simple, really – it’s a way to tie everything together from start to finish, and make sure that end products align with originating goals and objectives.</text:p>
      <text:p text:style-name="P5"><text:soft-page-break/> </text:p>
      <text:p text:style-name="P5"> </text:p>
      <text:p text:style-name="P1">Importance:</text:p>
      <text:p text:style-name="P5"> </text:p>
      <text:p text:style-name="P1">Requirement Traceability Matrix helps to link the requirements, test cases, and defects accurately.</text:p>
      <text:p text:style-name="P5"> </text:p>
      <text:p text:style-name="P1">The whole of the application is tested by having requirement traceability (End to End testing of an application is achieved).</text:p>
      <text:p text:style-name="P5"> </text:p>
      <text:p text:style-name="P1">Requirement Traceability Matrix aids for software application getting tested in the stipulated time duration, the scope of the project is well determined and its implementation is achieved as per the customer requirements and needs and cost of the project is well controlled.</text:p>
      <text:p text:style-name="P5"> </text:p>
      <text:p text:style-name="P1">Defect Leakages are prevented as a whole of the application is tested for its requirements.</text:p>
      <text:p text:style-name="P5"> </text:p>
      <text:p text:style-name="P1">uivalence partitioning and Boundary values for testing</text:p>
      <text:p text:style-name="P1">Ans:</text:p>
      <text:p text:style-name="P9">Equivalence partitioning</text:p>
      <text:list xml:id="list2443510064" text:style-name="L1">
        <text:list-item>
          <text:p text:style-name="P6">Invalid: &gt;1</text:p>
        </text:list-item>
        <text:list-item>
          <text:p text:style-name="P6">Valid: 1-10</text:p>
        </text:list-item>
        <text:list-item>
          <text:p text:style-name="P10">Invalid: 11-100</text:p>
        </text:list-item>
      </text:list>
      <text:p text:style-name="P1">Boundary values</text:p>
      <text:p text:style-name="P2"> <text:span text:style-name="T5">1, 2, 5, 9, 10</text:span></text:p>
      <text:p text:style-name="P5"> </text:p>
      <text:p text:style-name="P1">3) Why Equivalence &amp; Boundary Analysis Testing is used?</text:p>
      <text:p text:style-name="P1">Ans:  Practically, due to time and budget considerations, it is not possible to perform exhausting testing for each set of test data, especially when there is a large pool of input combinations.</text:p>
      <text:p text:style-name="P1">We need an easy way or special techniques that can select test cases intelligently from the pool of test-case, such that all test scenarios are covered.</text:p>
      <text:p text:style-name="P1">We use two techniques - Equivalence Partitioning &amp; Boundary Value Analysis testing techniques to achieve this.</text:p>
      <text:p text:style-name="P1">This testing is used to reduce a very large number of test cases to manageable chunks.</text:p>
      <text:p text:style-name="P1">Very clear guidelines on determining test cases without compromising on the effectiveness of testing.</text:p>
      <text:p text:style-name="P1">Appropriate for calculation-intensive applications with a large number of variables/inputs</text:p>
      <text:p text:style-name="P5"> </text:p>
      <text:p text:style-name="P5"> </text:p>
      <text:p text:style-name="P1">4) Write Test Cases For This Scenario:</text:p>
      <text:p text:style-name="P2"> <text:span text:style-name="T5">If A Job Fails It Should Get Restarted Again. This Should Happen For Three Times. If It Fails again, then It should quit</text:span></text:p>
      <text:p text:style-name="P1">5) Write The Test Case/scenario For A Login Page?</text:p>
      <text:p text:style-name="P1">6) What Are The Test Cases/scenario For Mouse? (To verify the functionalities of a mouse)</text:p>
      <text:p text:style-name="P1"><text:soft-page-break/>7) Write test cases/scenarios to verify the functionality of a printer?</text:p>
      <text:p text:style-name="P1">8) Write down test case/scenarios to list down possible steps to test a smart phone</text:p>
      <text:p text:style-name="P1">9) There is a text box which accepts numbers from 1-10. List down the test data which needs to be tested for Boundary value analysis.</text:p>
      <text:p text:style-name="P1">Ans: </text:p>
      <text:p text:style-name="P1">Min: 1</text:p>
      <text:p text:style-name="P1">Just above Min: 2</text:p>
      <text:p text:style-name="P1">Nominal: 5</text:p>
      <text:p text:style-name="P1">Just below Max: 9</text:p>
      <text:p text:style-name="P1">Max: 10</text:p>
      <text:p text:style-name="P5"> </text:p>
      <text:p text:style-name="P1">10) Suppose you have a bank account that offers variable interest rates:</text:p>
      <text:p text:style-name="P1">5% for the first $1000 credit;</text:p>
      <text:p text:style-name="P1">10% for the next $1000;</text:p>
      <text:p text:style-name="P1">And 15% for the rest.</text:p>
      <text:p text:style-name="P1">If you wanted to check that the bank was handling your account correctly what valid input partitions might you use?</text:p>
      <text:p text:style-name="P1">Ans:</text:p>
      <text:p text:style-name="P1">Equivalence classes for above scenario:</text:p>
      <text:p text:style-name="P1">Valid: $1- $1000 - 5%</text:p>
      <text:p text:style-name="P1">Valid: $1001- $2000 - 10%</text:p>
      <text:p text:style-name="P1">Valid: &gt;$2000 - 15%</text:p>
      <text:p text:style-name="P1">Invalid: &lt;$1</text:p>
      <text:p text:style-name="P1">11) A mail order company charges $2.95 postage for deliveries if the package weighs less than 2 kg, $3.95 if the package weighs 2 kg or more but less than 5 kg, and $5 for packages weighing 5 kg or more.</text:p>
      <text:p text:style-name="P1">Generate a set of valid test cases using equivalence partitioning.</text:p>
      <text:p text:style-name="P1">Ans:</text:p>
      <text:p text:style-name="P1">Equivalence partitioning:</text:p>
      <text:p text:style-name="P1">Valid: Weight&lt;2kg - Charge - $2.95</text:p>
      <text:p text:style-name="P1">Valid: 2kg&lt;=Weight&lt;5kg - Charge - $3.95</text:p>
      <text:p text:style-name="P1">Valid: Weight&gt;=5kg - Charge - $5</text:p>
      <text:p text:style-name="P1">Invalid: Weight&lt;0kg</text:p>
      <text:p text:style-name="P5"> </text:p>
      <text:p text:style-name="P1">12) Boiling point of water is at 100 degrees Celsius. Determine the boundary values</text:p>
      <text:p text:style-name="P1">Ans:</text:p>
      <text:p text:style-name="P1">99, 100, 101</text:p>
      <text:p text:style-name="P5"> </text:p>
      <text:p text:style-name="P1">13) Exam pass – for 40 marks; merit at 60 and above; and distinction at 80 and above.</text:p>
      <text:p text:style-name="P1">Determine the boundary values</text:p>
      <text:p text:style-name="P1">Ans:</text:p>
      <text:p text:style-name="P3"> <text:span text:style-name="T7">Pass: 39, 40, 41</text:span></text:p>
      <text:p text:style-name="P3"> <text:span text:style-name="T7">Merit: 59, 60, 61</text:span></text:p>
      <text:p text:style-name="P3"><text:soft-page-break/> <text:span text:style-name="T7">Distinction: 79, 80, 81</text:span></text:p>
      <text:p text:style-name="P5"> </text:p>
      <text:p text:style-name="P1">14) Order numbers on a stock control system can range between 10000 and 99999 inclusive. Which of the following inputs might be a result of designing tests for only valid equivalence classes and valid boundaries:</text:p>
      <text:p text:style-name="P4"><text:span text:style-name="T1">a)</text:span><text:span text:style-name="T3"> </text:span><text:span text:style-name="T1">1000, 5000, 99999</text:span></text:p>
      <text:p text:style-name="P4"><text:span text:style-name="T1">b)</text:span><text:span text:style-name="T3"> </text:span><text:span text:style-name="T1">9999, 50000, 100000</text:span></text:p>
      <text:p text:style-name="P4"><text:span text:style-name="T1">c)</text:span><text:span text:style-name="T3"> </text:span><text:span text:style-name="T1">10000, 50000, 99999</text:span></text:p>
      <text:p text:style-name="P4"><text:span text:style-name="T1">d)</text:span><text:span text:style-name="T3"> </text:span><text:span text:style-name="T1">10000, 99999</text:span></text:p>
      <text:p text:style-name="P4"><text:span text:style-name="T1">e)</text:span><text:span text:style-name="T3"> </text:span><text:span text:style-name="T1">9999, 10000, 50000, 99999, 100000</text:span></text:p>
      <text:p text:style-name="P1">Ans: e</text:p>
      <text:p text:style-name="P1">15) A program validates a numeric field as follows:</text:p>
      <text:p text:style-name="P5"><text:span text:style-name="T3">         </text:span><text:span text:style-name="T2">Values less than 10 are rejected, values between 10 and 21 are accepted, values greater than or equal to 22 are rejected.  which of the following input values cover all of the equivalence partitions?</text:span></text:p>
      <text:p text:style-name="P5"><text:span text:style-name="T3">         </text:span><text:span text:style-name="T2">a. 10,11,21</text:span></text:p>
      <text:p text:style-name="P5"><text:span text:style-name="T3">         </text:span><text:span text:style-name="T2">b.   3,20,21</text:span></text:p>
      <text:p text:style-name="P5"><text:span text:style-name="T3">         </text:span><text:span text:style-name="T2">c.   3,10,22</text:span></text:p>
      <text:p text:style-name="P5"><text:span text:style-name="T3">         </text:span><text:span text:style-name="T2">d. 10,21,22</text:span></text:p>
      <text:p text:style-name="P1">Ans: c</text:p>
      <text:p text:style-name="P5"> </text:p>
      <text:p text:style-name="P1">16) Which test cases are written first: white boxes or black boxes?</text:p>
      <text:p text:style-name="P1">Ans: Normally black box test cases are written first and white box test cases later. In order to write black box test cases we need the requirement document and, design or project plan. All these documents are easily available at the initial start of the project. White box test cases cannot be started in the initial phase of the project because they need more architecture clarity which is not available at the start of the project. So normally white box test cases are written after black box test cases are written.</text:p>
      <text:p text:style-name="P1">Black box test cases do not require system understanding but white box testing needs more structural understanding. And structural understanding is clearer in the later part of project, i.e., while executing or designing. For black box testing you need to only analyze from the functional perspective which is easily available from a simple requirement document.</text:p>
      <text:p text:style-name="P5"> </text:p>
      <text:p text:style-name="P1">17) Can you explain requirement traceability and its importance?</text:p>
      <text:p text:style-name="P7">Ans: The term “requirements traceability” refers to the ability to map requirements back to business goals and objectives, and also to map requirements forward to test cases, business processes, software, training materials, and more. The concept is quite simple, really – it’s a way to tie everything together from start to finish, and make sure that end products align with originating goals and objectives.</text:p>
      <text:p text:style-name="Text_20_body"/>
      <text:p text:style-name="P7">Importance:</text:p>
      <text:list xml:id="list1537361640" text:style-name="L2">
        <text:list-item>
          <text:p text:style-name="P8">Requirement Traceability Matrix helps to link the requirements, test cases, and defects accurately.</text:p>
        </text:list-item>
        <text:list-item>
          <text:p text:style-name="P8"><text:soft-page-break/>The whole of the application is tested by having requirement traceability (End to End testing of an application is achieved).</text:p>
        </text:list-item>
        <text:list-item>
          <text:p text:style-name="P8">Requirement Traceability Matrix aids for software application getting tested in the stipulated time duration, the scope of the project is well determined and its implementation is achieved as per the customer requirements and needs and cost of the project is well controlled.</text:p>
        </text:list-item>
        <text:list-item>
          <text:p text:style-name="P8">Defect Leakages are prevented as a whole of the application is tested for its requirements.</text:p>
        </text:list-item>
      </text:list>
      <text:p text:style-name="Text_20_body"><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23:17:05.897901317</meta:creation-date>
    <dc:date>2020-03-04T23:17:38.992226684</dc:date>
    <meta:editing-duration>PT34S</meta:editing-duration>
    <meta:editing-cycles>1</meta:editing-cycles>
    <meta:document-statistic meta:table-count="0" meta:image-count="0" meta:object-count="0" meta:page-count="15" meta:paragraph-count="488" meta:word-count="2851" meta:character-count="17556" meta:non-whitespace-character-count="14583"/>
    <meta:generator>LibreOffice/6.0.7.3$Linux_X86_64 LibreOffice_project/00m0$Build-3</meta:generator>
  </office:meta>
</office:document-meta>
</file>